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From Matching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string">
            <text:p>11.0</text:p>
          </table:table-cell>
          <table:table-cell office:value-type="string"/>
          <table:table-cell office:value-type="string">
            <text:p>Rkatsiteli (Anfora) </text:p>
          </table:table-cell>
          <table:table-cell office:value-type="string">
            <text:p>Tsarapi</text:p>
          </table:table-cell>
          <table:table-cell office:value-type="string">
            <text:p>Anfora</text:p>
          </table:table-cell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500">
            <text:p>6500</text:p>
          </table:table-cell>
          <table:table-cell office:value-type="float" office:value="2450">
            <text:p>2450</text:p>
          </table:table-cell>
          <table:table-cell office:value-type="float" office:value="12">
            <text:p>12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23.0</text:p>
          </table:table-cell>
          <table:table-cell office:value-type="string"/>
          <table:table-cell office:value-type="string">
            <text:p>Pinot Noir Ris. </text:p>
          </table:table-cell>
          <table:table-cell office:value-type="string">
            <text:p>Niedrie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500">
            <text:p>6500</text:p>
          </table:table-cell>
          <table:table-cell office:value-type="float" office:value="2340">
            <text:p>2340</text:p>
          </table:table-cell>
          <table:table-cell office:value-type="float" office:value="18">
            <text:p>18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987.0</text:p>
          </table:table-cell>
          <table:table-cell office:value-type="string"/>
          <table:table-cell office:value-type="string">
            <text:p>Château Pichon- Longueville au Baron </text:p>
          </table:table-cell>
          <table:table-cell office:value-type="string">
            <text:p>Pauilla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6000">
            <text:p>36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157.0</text:p>
          </table:table-cell>
          <table:table-cell office:value-type="string"/>
          <table:table-cell office:value-type="string">
            <text:p>Dom Perigon Rose Brut Vintage 2006</text:p>
          </table:table-cell>
          <table:table-cell office:value-type="string">
            <text:p>Dom Perig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60000">
            <text:p>60000</text:p>
          </table:table-cell>
          <table:table-cell office:value-type="float" office:value="28289">
            <text:p>28289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153.0</text:p>
          </table:table-cell>
          <table:table-cell office:value-type="string"/>
          <table:table-cell office:value-type="string">
            <text:p>Brut Jeroboam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38000">
            <text:p>38000</text:p>
          </table:table-cell>
          <table:table-cell office:value-type="float" office:value="18000">
            <text:p>18000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222.0</text:p>
          </table:table-cell>
          <table:table-cell office:value-type="string"/>
          <table:table-cell office:value-type="string">
            <text:p>Pinot Nero Ris. Vigna S.Urbano 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7">
            <text:p>2007</text:p>
          </table:table-cell>
          <table:table-cell office:value-type="float" office:value="21500">
            <text:p>21500</text:p>
          </table:table-cell>
          <table:table-cell office:value-type="float" office:value="6100">
            <text:p>6100</text:p>
          </table:table-cell>
          <table:table-cell office:value-type="float" office:value="4">
            <text:p>4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241.0</text:p>
          </table:table-cell>
          <table:table-cell office:value-type="string"/>
          <table:table-cell office:value-type="string">
            <text:p>Château Latour </text:p>
          </table:table-cell>
          <table:table-cell office:value-type="string">
            <text:p>Ch. Latour DMG Pauillac Grand Cru Classe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1991">
            <text:p>1991</text:p>
          </table:table-cell>
          <table:table-cell office:value-type="float" office:value="320000">
            <text:p>32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246.0</text:p>
          </table:table-cell>
          <table:table-cell office:value-type="string"/>
          <table:table-cell office:value-type="string">
            <text:p>Château Latour </text:p>
          </table:table-cell>
          <table:table-cell office:value-type="string">
            <text:p>Ch. Latour MG Pauillac Grand Cru Class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1991">
            <text:p>1991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422.0</text:p>
          </table:table-cell>
          <table:table-cell office:value-type="string"/>
          <table:table-cell office:value-type="string">
            <text:p>St. Valentin </text:p>
          </table:table-cell>
          <table:table-cell office:value-type="string">
            <text:p>KG. St. Micha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700">
            <text:p>5700</text:p>
          </table:table-cell>
          <table:table-cell office:value-type="float" office:value="1985">
            <text:p>1985</text:p>
          </table:table-cell>
          <table:table-cell office:value-type="float" office:value="24">
            <text:p>24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430.0</text:p>
          </table:table-cell>
          <table:table-cell office:value-type="string"/>
          <table:table-cell office:value-type="string">
            <text:p>Riserva Baron Salvadori </text:p>
          </table:table-cell>
          <table:table-cell office:value-type="string">
            <text:p>KG.Na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900">
            <text:p>6900</text:p>
          </table:table-cell>
          <table:table-cell office:value-type="float" office:value="2495">
            <text:p>2495</text:p>
          </table:table-cell>
          <table:table-cell office:value-type="float" office:value="12">
            <text:p>12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433.0</text:p>
          </table:table-cell>
          <table:table-cell office:value-type="string"/>
          <table:table-cell office:value-type="string">
            <text:p>St. Valentin </text:p>
          </table:table-cell>
          <table:table-cell office:value-type="string">
            <text:p>KG.St. Micha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700">
            <text:p>5700</text:p>
          </table:table-cell>
          <table:table-cell office:value-type="float" office:value="1985">
            <text:p>1985</text:p>
          </table:table-cell>
          <table:table-cell office:value-type="float" office:value="24">
            <text:p>24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505.0</text:p>
          </table:table-cell>
          <table:table-cell office:value-type="string"/>
          <table:table-cell office:value-type="string">
            <text:p>Riserva Patricia </text:p>
          </table:table-cell>
          <table:table-cell office:value-type="string">
            <text:p>KG.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110">
            <text:p>111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520.0</text:p>
          </table:table-cell>
          <table:table-cell office:value-type="string"/>
          <table:table-cell office:value-type="string">
            <text:p>Riserva Villa Barthenau Vigna S. Urbano </text:p>
          </table:table-cell>
          <table:table-cell office:value-type="string">
            <text:p>J. 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1500">
            <text:p>11500</text:p>
          </table:table-cell>
          <table:table-cell office:value-type="float" office:value="4350">
            <text:p>4350</text:p>
          </table:table-cell>
          <table:table-cell office:value-type="float" office:value="12">
            <text:p>12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521.0</text:p>
          </table:table-cell>
          <table:table-cell office:value-type="string"/>
          <table:table-cell office:value-type="string">
            <text:p>Riserva Selection Bruno Gottardi </text:p>
          </table:table-cell>
          <table:table-cell office:value-type="string">
            <text:p>Gottar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9000">
            <text:p>19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523.0</text:p>
          </table:table-cell>
          <table:table-cell office:value-type="string"/>
          <table:table-cell office:value-type="string">
            <text:p>Riserva Vigna Roccolo 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29000">
            <text:p>29000</text:p>
          </table:table-cell>
          <table:table-cell office:value-type="float" office:value="14000">
            <text:p>140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567.0</text:p>
          </table:table-cell>
          <table:table-cell office:value-type="string"/>
          <table:table-cell office:value-type="string">
            <text:p>Riserva Mirell </text:p>
          </table:table-cell>
          <table:table-cell office:value-type="string">
            <text:p>Waldgries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000">
            <text:p>8000</text:p>
          </table:table-cell>
          <table:table-cell office:value-type="float" office:value="2800">
            <text:p>2800</text:p>
          </table:table-cell>
          <table:table-cell office:value-type="float" office:value="18">
            <text:p>18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537.0</text:p>
          </table:table-cell>
          <table:table-cell office:value-type="string"/>
          <table:table-cell office:value-type="string">
            <text:p>Riserva Lafoa </text:p>
          </table:table-cell>
          <table:table-cell office:value-type="string">
            <text:p>Schreckbichl-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3000">
            <text:p>13000</text:p>
          </table:table-cell>
          <table:table-cell office:value-type="float" office:value="5500">
            <text:p>550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607.0</text:p>
          </table:table-cell>
          <table:table-cell office:value-type="string"/>
          <table:table-cell office:value-type="string">
            <text:p>Valpolicella Superiore </text:p>
          </table:table-cell>
          <table:table-cell office:value-type="string">
            <text:p>Romano Dal Fo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8000">
            <text:p>18000</text:p>
          </table:table-cell>
          <table:table-cell office:value-type="float" office:value="6600">
            <text:p>6600</text:p>
          </table:table-cell>
          <table:table-cell office:value-type="float" office:value="3">
            <text:p>3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608.0</text:p>
          </table:table-cell>
          <table:table-cell office:value-type="string"/>
          <table:table-cell office:value-type="string">
            <text:p>Amarone della Valpolicella </text:p>
          </table:table-cell>
          <table:table-cell office:value-type="string">
            <text:p>Romano Dal Fo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45000">
            <text:p>45000</text:p>
          </table:table-cell>
          <table:table-cell office:value-type="float" office:value="22000">
            <text:p>22000</text:p>
          </table:table-cell>
          <table:table-cell office:value-type="float" office:value="3">
            <text:p>3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806.0</text:p>
          </table:table-cell>
          <table:table-cell office:value-type="string"/>
          <table:table-cell office:value-type="string">
            <text:p>Brunello di Montalcino Il Greppo </text:p>
          </table:table-cell>
          <table:table-cell office:value-type="string">
            <text:p>Biondi Sa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35000">
            <text:p>35000</text:p>
          </table:table-cell>
          <table:table-cell office:value-type="float" office:value="5500">
            <text:p>55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807.0</text:p>
          </table:table-cell>
          <table:table-cell office:value-type="string"/>
          <table:table-cell office:value-type="string">
            <text:p>Brunello di Montalcino Riserva Il Greppo </text:p>
          </table:table-cell>
          <table:table-cell office:value-type="string">
            <text:p>Biondi-Sa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75000">
            <text:p>75000</text:p>
          </table:table-cell>
          <table:table-cell office:value-type="float" office:value="9500">
            <text:p>95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811.0</text:p>
          </table:table-cell>
          <table:table-cell office:value-type="string"/>
          <table:table-cell office:value-type="string">
            <text:p>Chianti Rufina Riserva Vecchie Viti </text:p>
          </table:table-cell>
          <table:table-cell office:value-type="string">
            <text:p>Frescobal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1480">
            <text:p>148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839.0</text:p>
          </table:table-cell>
          <table:table-cell office:value-type="string"/>
          <table:table-cell office:value-type="string">
            <text:p>Biserno di Biserno </text:p>
          </table:table-cell>
          <table:table-cell office:value-type="string">
            <text:p>Tenuta di Biserno (CF, M, CS, PV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5000">
            <text:p>25000</text:p>
          </table:table-cell>
          <table:table-cell office:value-type="float" office:value="9900">
            <text:p>99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944.0</text:p>
          </table:table-cell>
          <table:table-cell office:value-type="string"/>
          <table:table-cell office:value-type="string">
            <text:p>Morgon</text:p>
          </table:table-cell>
          <table:table-cell office:value-type="string">
            <text:p>Chateau du Jacqu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500">
            <text:p>4500</text:p>
          </table:table-cell>
          <table:table-cell office:value-type="float" office:value="1400">
            <text:p>1400</text:p>
          </table:table-cell>
          <table:table-cell office:value-type="float" office:value="4">
            <text:p>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965.0</text:p>
          </table:table-cell>
          <table:table-cell office:value-type="string"/>
          <table:table-cell office:value-type="string">
            <text:p>Clos Floridene Blanc </text:p>
          </table:table-cell>
          <table:table-cell office:value-type="string">
            <text:p>Graves Denis Dubourdieu (SB,SEM,M)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500">
            <text:p>5500</text:p>
          </table:table-cell>
          <table:table-cell office:value-type="float" office:value="2150">
            <text:p>215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968.0</text:p>
          </table:table-cell>
          <table:table-cell office:value-type="string"/>
          <table:table-cell office:value-type="string">
            <text:p>Château Margaux </text:p>
          </table:table-cell>
          <table:table-cell office:value-type="string">
            <text:p>Margaux Grand Cru Classe Magnum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1991">
            <text:p>1991</text:p>
          </table:table-cell>
          <table:table-cell office:value-type="float" office:value="250000">
            <text:p>25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971.0</text:p>
          </table:table-cell>
          <table:table-cell office:value-type="string"/>
          <table:table-cell office:value-type="string">
            <text:p>Château Le Boscq </text:p>
          </table:table-cell>
          <table:table-cell office:value-type="string">
            <text:p>St. Estephe Cru Bourgeois Superieu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000">
            <text:p>8000</text:p>
          </table:table-cell>
          <table:table-cell office:value-type="float" office:value="3000">
            <text:p>30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974.0</text:p>
          </table:table-cell>
          <table:table-cell office:value-type="string"/>
          <table:table-cell office:value-type="string">
            <text:p>Château Palmer 2006/</text:p>
          </table:table-cell>
          <table:table-cell office:value-type="string">
            <text:p>Marga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45000">
            <text:p>45000</text:p>
          </table:table-cell>
          <table:table-cell office:value-type="float" office:value="20000">
            <text:p>20000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975.0</text:p>
          </table:table-cell>
          <table:table-cell office:value-type="string"/>
          <table:table-cell office:value-type="string">
            <text:p>Château de Pez </text:p>
          </table:table-cell>
          <table:table-cell office:value-type="string">
            <text:p>St. Estephe Cru Bourgeois Exceptione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3300">
            <text:p>3300</text:p>
          </table:table-cell>
          <table:table-cell office:value-type="float" office:value="9">
            <text:p>9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976.0</text:p>
          </table:table-cell>
          <table:table-cell office:value-type="string"/>
          <table:table-cell office:value-type="string">
            <text:p>Château Talbot </text:p>
          </table:table-cell>
          <table:table-cell office:value-type="string">
            <text:p>St. Juli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8500">
            <text:p>18500</text:p>
          </table:table-cell>
          <table:table-cell office:value-type="float" office:value="8500">
            <text:p>85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986.0</text:p>
          </table:table-cell>
          <table:table-cell office:value-type="string"/>
          <table:table-cell office:value-type="string">
            <text:p>Château Chasse Spleen </text:p>
          </table:table-cell>
          <table:table-cell office:value-type="string">
            <text:p>Moulis Cru Bour. Exceptione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500">
            <text:p>10500</text:p>
          </table:table-cell>
          <table:table-cell office:value-type="float" office:value="4000">
            <text:p>4000</text:p>
          </table:table-cell>
          <table:table-cell office:value-type="float" office:value="12">
            <text:p>1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979.0</text:p>
          </table:table-cell>
          <table:table-cell office:value-type="string"/>
          <table:table-cell office:value-type="string">
            <text:p>Château Ampeleia </text:p>
          </table:table-cell>
          <table:table-cell office:value-type="string">
            <text:p>Castillon Cotes de BD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000">
            <text:p>5000</text:p>
          </table:table-cell>
          <table:table-cell office:value-type="float" office:value="1600">
            <text:p>16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990.0</text:p>
          </table:table-cell>
          <table:table-cell office:value-type="string"/>
          <table:table-cell office:value-type="string">
            <text:p>Château Haut Brion </text:p>
          </table:table-cell>
          <table:table-cell office:value-type="string">
            <text:p>Pessac Leognan Grand Cru Clas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89">
            <text:p>1989</text:p>
          </table:table-cell>
          <table:table-cell office:value-type="float" office:value="300000">
            <text:p>300000</text:p>
          </table:table-cell>
          <table:table-cell office:value-type="float" office:value="37500">
            <text:p>375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988.0</text:p>
          </table:table-cell>
          <table:table-cell office:value-type="string"/>
          <table:table-cell office:value-type="string">
            <text:p>Chateauneuf du Pape Rouge Tradition </text:p>
          </table:table-cell>
          <table:table-cell office:value-type="string">
            <text:p>Domaine de La Solitud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2843">
            <text:p>2843</text:p>
          </table:table-cell>
          <table:table-cell office:value-type="float" office:value="18">
            <text:p>18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1110.0</text:p>
          </table:table-cell>
          <table:table-cell office:value-type="string"/>
          <table:table-cell office:value-type="string">
            <text:p>Château Guiraud </text:p>
          </table:table-cell>
          <table:table-cell office:value-type="string">
            <text:p>Sauternes Grand Cru Classe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05">
            <text:p>2005</text:p>
          </table:table-cell>
          <table:table-cell office:value-type="float" office:value="6500">
            <text:p>6500</text:p>
          </table:table-cell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1111.0</text:p>
          </table:table-cell>
          <table:table-cell office:value-type="string"/>
          <table:table-cell office:value-type="string">
            <text:p>Château Rieussec </text:p>
          </table:table-cell>
          <table:table-cell office:value-type="string">
            <text:p>Sauternes Grand Cru Classe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05">
            <text:p>2005</text:p>
          </table:table-cell>
          <table:table-cell office:value-type="float" office:value="7900">
            <text:p>7900</text:p>
          </table:table-cell>
          <table:table-cell office:value-type="float" office:value="3500">
            <text:p>350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1214.0</text:p>
          </table:table-cell>
          <table:table-cell office:value-type="string"/>
          <table:table-cell office:value-type="string">
            <text:p>Don Zolio Pedro Ximenez Very Sweet Sherry Dolce</text:p>
          </table:table-cell>
          <table:table-cell office:value-type="string">
            <text:p>Williams&amp;Humb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500">
            <text:p>150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  <table:table table:name="Duplicates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436.0</text:p>
          </table:table-cell>
          <table:table-cell office:value-type="string"/>
          <table:table-cell office:value-type="string">
            <text:p>Magdalena</text:p>
          </table:table-cell>
          <table:table-cell office:value-type="string">
            <text:p>Nicolussi-Leck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1019">
            <text:p>1019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d1w002x6veypw2vn1b</text:p>
          </table:table-cell>
          <table:table-cell office:value-type="string">
            <text:p>WHITE</text:p>
          </table:table-cell>
          <table:table-cell office:value-type="string">
            <text:p>Magdalena Chardonnay</text:p>
          </table:table-cell>
          <table:table-cell office:value-type="string">
            <text:p>Tenuta Nicolussi Leck</text:p>
          </table:table-cell>
          <table:table-cell office:value-type="float" office:value="44.55474">
            <text:p>44.55474</text:p>
          </table:table-cell>
        </table:table-row>
        <table:table-row>
          <table:table-cell office:value-type="string">
            <text:p>6.0</text:p>
          </table:table-cell>
          <table:table-cell office:value-type="string"/>
          <table:table-cell office:value-type="string">
            <text:p>Chardonnay Magdalena </text:p>
          </table:table-cell>
          <table:table-cell office:value-type="string">
            <text:p>Nicolussi Le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1019">
            <text:p>1019</text:p>
          </table:table-cell>
          <table:table-cell office:value-type="float" office:value="30">
            <text:p>30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d1w002x6veypw2vn1b</text:p>
          </table:table-cell>
          <table:table-cell office:value-type="string">
            <text:p>WHITE</text:p>
          </table:table-cell>
          <table:table-cell office:value-type="string">
            <text:p>Magdalena Chardonnay</text:p>
          </table:table-cell>
          <table:table-cell office:value-type="string">
            <text:p>Tenuta Nicolussi Leck</text:p>
          </table:table-cell>
          <table:table-cell office:value-type="float" office:value="48.259937">
            <text:p>48.259937</text:p>
          </table:table-cell>
        </table:table-row>
        <table:table-row>
          <table:table-cell office:value-type="string">
            <text:p>905.0</text:p>
          </table:table-cell>
          <table:table-cell office:value-type="string"/>
          <table:table-cell office:value-type="string">
            <text:p>Riesling Graacher Domprobst Auslese </text:p>
          </table:table-cell>
          <table:table-cell office:value-type="string">
            <text:p>Willy Schäfer, Mosel (lieblich, dolce, sweet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17000">
            <text:p>17000</text:p>
          </table:table-cell>
          <table:table-cell office:value-type="float" office:value="4500">
            <text:p>45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kd9gknwqhcjcwjsb8kacvr0</text:p>
          </table:table-cell>
          <table:table-cell office:value-type="string"/>
          <table:table-cell office:value-type="string"/>
          <table:table-cell office:value-type="string"/>
          <table:table-cell office:value-type="float" office:value="0.0">
            <text:p>0.0</text:p>
          </table:table-cell>
        </table:table-row>
        <table:table-row>
          <table:table-cell office:value-type="string">
            <text:p>905.0</text:p>
          </table:table-cell>
          <table:table-cell office:value-type="string"/>
          <table:table-cell office:value-type="string">
            <text:p>Riesling Auslese Graacher Domprobst </text:p>
          </table:table-cell>
          <table:table-cell office:value-type="string">
            <text:p>Willy Schäfer, Mos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17000">
            <text:p>17000</text:p>
          </table:table-cell>
          <table:table-cell office:value-type="float" office:value="3500">
            <text:p>35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kd9gknwqhcjcwjsb8kacvr0</text:p>
          </table:table-cell>
          <table:table-cell office:value-type="string"/>
          <table:table-cell office:value-type="string"/>
          <table:table-cell office:value-type="string"/>
          <table:table-cell office:value-type="float" office:value="0.0">
            <text:p>0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